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8af38" officeooo:paragraph-rsid="0018af38"/>
    </style:style>
    <style:style style:name="P2" style:family="paragraph" style:parent-style-name="Heading_20_1">
      <style:text-properties officeooo:rsid="0018af38" officeooo:paragraph-rsid="0018af38"/>
    </style:style>
    <style:style style:name="P3" style:family="paragraph" style:parent-style-name="Heading_20_2">
      <style:text-properties officeooo:rsid="0018af38" officeooo:paragraph-rsid="0018af38"/>
    </style:style>
    <style:style style:name="P4" style:family="paragraph" style:parent-style-name="Heading_20_2">
      <style:text-properties officeooo:rsid="001a9af0" officeooo:paragraph-rsid="001a9af0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Heading_20_3">
      <style:text-properties officeooo:rsid="0018af38" officeooo:paragraph-rsid="0018af38"/>
    </style:style>
    <style:style style:name="P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blin Hero Doc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05_1011261061" text:style-name="Index_20_Link" text:visited-style-name="Index_20_Link">Story<text:tab/>2</text:a></text:p>
          <text:p text:style-name="P5"><text:a xlink:type="simple" xlink:href="#__RefHeading___Toc109_1011261061" text:style-name="Index_20_Link" text:visited-style-name="Index_20_Link">Characters<text:tab/>2</text:a></text:p>
          <text:p text:style-name="P7"><text:a xlink:type="simple" xlink:href="#__RefHeading___Toc121_1011261061" text:style-name="Index_20_Link" text:visited-style-name="Index_20_Link">Protag<text:tab/>2</text:a></text:p>
          <text:p text:style-name="P7"><text:a xlink:type="simple" xlink:href="#__RefHeading___Toc123_1011261061" text:style-name="Index_20_Link" text:visited-style-name="Index_20_Link">Villains<text:tab/>2</text:a></text:p>
          <text:p text:style-name="P7"><text:a xlink:type="simple" xlink:href="#__RefHeading___Toc125_1011261061" text:style-name="Index_20_Link" text:visited-style-name="Index_20_Link">Allies<text:tab/>2</text:a></text:p>
          <text:p text:style-name="P7"><text:a xlink:type="simple" xlink:href="#__RefHeading___Toc127_1011261061" text:style-name="Index_20_Link" text:visited-style-name="Index_20_Link">Major Figures<text:tab/>2</text:a></text:p>
          <text:p text:style-name="P7"><text:a xlink:type="simple" xlink:href="#__RefHeading___Toc129_1011261061" text:style-name="Index_20_Link" text:visited-style-name="Index_20_Link">Smallfolk<text:tab/>2</text:a></text:p>
          <text:p text:style-name="P5"><text:a xlink:type="simple" xlink:href="#__RefHeading___Toc111_1011261061" text:style-name="Index_20_Link" text:visited-style-name="Index_20_Link">Places<text:tab/>2</text:a></text:p>
          <text:p text:style-name="P5"><text:a xlink:type="simple" xlink:href="#__RefHeading___Toc113_1011261061" text:style-name="Index_20_Link" text:visited-style-name="Index_20_Link">Quests<text:tab/>2</text:a></text:p>
          <text:p text:style-name="P8"><text:a xlink:type="simple" xlink:href="#__RefHeading___Toc107_1011261061" text:style-name="Index_20_Link" text:visited-style-name="Index_20_Link">Stuff to do<text:tab/>2</text:a></text:p>
          <text:p text:style-name="P5"><text:a xlink:type="simple" xlink:href="#__RefHeading___Toc115_1011261061" text:style-name="Index_20_Link" text:visited-style-name="Index_20_Link">Resources<text:tab/>2</text:a></text:p>
          <text:p text:style-name="P5"><text:a xlink:type="simple" xlink:href="#__RefHeading___Toc117_1011261061" text:style-name="Index_20_Link" text:visited-style-name="Index_20_Link">Coding<text:tab/>2</text:a></text:p>
          <text:p text:style-name="P5"><text:a xlink:type="simple" xlink:href="#__RefHeading___Toc119_1011261061" text:style-name="Index_20_Link" text:visited-style-name="Index_20_Link">Writing<text:tab/>2</text:a></text:p>
        </text:index-body>
      </text:table-of-content>
      <text:p text:style-name="Text_20_body"/>
      <text:h text:style-name="P2" text:outline-level="1"><text:bookmark-start text:name="__RefHeading___Toc105_1011261061"/><text:soft-page-break/><text:alphabetical-index-mark-start text:id="IMark83271288"/>Story<text:bookmark-end text:name="__RefHeading___Toc105_1011261061"/><text:alphabetical-index-mark-end text:id="IMark83271288"/></text:h>
      <text:h text:style-name="P3" text:outline-level="2"><text:bookmark-start text:name="__RefHeading___Toc109_1011261061"/>Characters<text:bookmark-end text:name="__RefHeading___Toc109_1011261061"/></text:h>
      <text:h text:style-name="P6" text:outline-level="3"><text:bookmark-start text:name="__RefHeading___Toc121_1011261061"/>Protag<text:bookmark-end text:name="__RefHeading___Toc121_1011261061"/></text:h>
      <text:h text:style-name="P6" text:outline-level="3"><text:bookmark-start text:name="__RefHeading___Toc123_1011261061"/>Villains<text:bookmark-end text:name="__RefHeading___Toc123_1011261061"/></text:h>
      <text:h text:style-name="P6" text:outline-level="3"><text:bookmark-start text:name="__RefHeading___Toc125_1011261061"/>Allies<text:bookmark-end text:name="__RefHeading___Toc125_1011261061"/></text:h>
      <text:h text:style-name="P6" text:outline-level="3"><text:bookmark-start text:name="__RefHeading___Toc127_1011261061"/>Major Figures<text:bookmark-end text:name="__RefHeading___Toc127_1011261061"/></text:h>
      <text:h text:style-name="P6" text:outline-level="3"><text:bookmark-start text:name="__RefHeading___Toc129_1011261061"/>Smallfolk<text:bookmark-end text:name="__RefHeading___Toc129_1011261061"/></text:h>
      <text:h text:style-name="P3" text:outline-level="2"><text:bookmark-start text:name="__RefHeading___Toc111_1011261061"/>Places<text:bookmark-end text:name="__RefHeading___Toc111_1011261061"/></text:h>
      <text:h text:style-name="P3" text:outline-level="2"><text:bookmark-start text:name="__RefHeading___Toc113_1011261061"/>Quests<text:bookmark-end text:name="__RefHeading___Toc113_1011261061"/></text:h>
      <text:h text:style-name="P2" text:outline-level="1"><text:bookmark-start text:name="__RefHeading___Toc107_1011261061"/>Stuff to do<text:bookmark-end text:name="__RefHeading___Toc107_1011261061"/></text:h>
      <text:h text:style-name="P3" text:outline-level="2"><text:bookmark-start text:name="__RefHeading___Toc115_1011261061"/>Resources<text:bookmark-end text:name="__RefHeading___Toc115_1011261061"/></text:h>
      <text:h text:style-name="P3" text:outline-level="2"><text:bookmark-start text:name="__RefHeading___Toc117_1011261061"/>Coding<text:bookmark-end text:name="__RefHeading___Toc117_1011261061"/></text:h>
      <text:h text:style-name="P3" text:outline-level="2"><text:bookmark-start text:name="__RefHeading___Toc119_1011261061"/>Writing<text:bookmark-end text:name="__RefHeading___Toc119_1011261061"/></text:h>
      <text:h text:style-name="P4" text:outline-level="2">RPGBos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eard</meta:initial-creator>
    <meta:creation-date>2017-05-11T21:56:34.300336109</meta:creation-date>
    <dc:date>2017-05-11T22:12:59.437373651</dc:date>
    <dc:creator>Alex Beard</dc:creator>
    <meta:editing-duration>PT1M15S</meta:editing-duration>
    <meta:editing-cycles>1</meta:editing-cycles>
    <meta:document-statistic meta:table-count="0" meta:image-count="0" meta:object-count="0" meta:page-count="2" meta:paragraph-count="29" meta:word-count="52" meta:character-count="270" meta:non-whitespace-character-count="247"/>
    <meta:generator>LibreOffice/5.0.6.2$Linux_X86_64 LibreOffice_project/00m0$Build-2</meta:generator>
  </office:meta>
</office:document-meta>
</file>